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e1d" officeooo:paragraph-rsid="00032e1d"/>
    </style:style>
    <style:style style:name="P2" style:family="paragraph" style:parent-style-name="Standard">
      <style:text-properties officeooo:rsid="0004d6a5" officeooo:paragraph-rsid="0004d6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1">#dic</text:p>
      <text:p text:style-name="P1">import random</text:p>
      <text:p text:style-name="P1"/>
      <text:p text:style-name="P1">p={1:'r',2:'p',3:'s'}</text:p>
      <text:p text:style-name="P1">y=0</text:p>
      <text:p text:style-name="P1">c=0</text:p>
      <text:p text:style-name="P1"/>
      <text:p text:style-name="P1">while True:</text:p>
      <text:p text:style-name="P1"><text:tab/>yc=input("you choice: r/p/s: ")</text:p>
      <text:p text:style-name="P1"><text:tab/>cc=p[random.randint(1,3)]</text:p>
      <text:p text:style-name="P1"/>
      <text:p text:style-name="P1"><text:tab/>print("computer gave: ", cc)</text:p>
      <text:p text:style-name="P1"/>
      <text:p text:style-name="P1"><text:tab/>if(yc=='r' and cc=='p'):</text:p>
      <text:p text:style-name="P1"><text:tab/><text:tab/>print("computer wins the game")</text:p>
      <text:p text:style-name="P1"><text:tab/><text:tab/>c+=1</text:p>
      <text:p text:style-name="P1"><text:tab/>elif(yc=='s' and cc=='p'):</text:p>
      <text:p text:style-name="P1"><text:tab/><text:tab/>print("you win the game")</text:p>
      <text:p text:style-name="P1"><text:tab/><text:tab/>y+=1</text:p>
      <text:p text:style-name="P1"><text:tab/>elif(yc=='r' and cc=='s'):</text:p>
      <text:p text:style-name="P1"><text:tab/><text:tab/>print("you win the game")</text:p>
      <text:p text:style-name="P1"><text:tab/><text:tab/>y+=1</text:p>
      <text:p text:style-name="P1"><text:tab/>elif(yc=='p' and cc=='r'):</text:p>
      <text:p text:style-name="P1"><text:tab/><text:tab/>print("you win the game")</text:p>
      <text:p text:style-name="P1"><text:tab/><text:tab/>y+=1</text:p>
      <text:p text:style-name="P1"><text:tab/>elif(yc=='p' and cc=='s'):</text:p>
      <text:p text:style-name="P1"><text:tab/><text:tab/>print("computer wins the game")</text:p>
      <text:p text:style-name="P1"><text:tab/><text:tab/>c+=1</text:p>
      <text:p text:style-name="P1"><text:tab/>elif(yc=='s' and cc=='r'):</text:p>
      <text:p text:style-name="P1"><text:tab/><text:tab/>print("computer wins the game")</text:p>
      <text:p text:style-name="P1"><text:tab/><text:tab/>c+=1</text:p>
      <text:p text:style-name="P1"><text:tab/>elif(yc=='r' and cc=='r'):</text:p>
      <text:p text:style-name="P1"><text:tab/><text:tab/>print("try again")</text:p>
      <text:p text:style-name="P1"><text:tab/>elif(yc=='s' and cc=='s'):</text:p>
      <text:p text:style-name="P1"><text:tab/><text:tab/>print("try again")</text:p>
      <text:p text:style-name="P1"><text:tab/>elif(yc=='p' and cc=='p'):</text:p>
      <text:p text:style-name="P1"><text:tab/><text:tab/>print("try again")</text:p>
      <text:p text:style-name="P1"/>
      <text:p text:style-name="P1"><text:tab/>print("you won the game against computer",y)</text:p>
      <text:p text:style-name="P1"><text:tab/>print("computer wow the game against you",c)</text:p>
      <text:p text:style-name="P1"><text:tab/>if(c==3 or y==3):</text:p>
      <text:p text:style-name="P1"><text:tab/><text:tab/>break</text:p>
      <text:p text:style-name="P1"/>
      <text:p text:style-name="P1"/>
      <text:p text:style-name="P1">output</text:p>
      <text:p text:style-name="P1"/>
      <text:p text:style-name="P1">you choice: r/p/s: r</text:p>
      <text:p text:style-name="P1">computer gave: <text:s/>s</text:p>
      <text:p text:style-name="P1">you win the game</text:p>
      <text:p text:style-name="P1">you won the game against computer 1</text:p>
      <text:p text:style-name="P1">computer wow the game against you 0</text:p>
      <text:p text:style-name="P1">you choice: r/p/s: p</text:p>
      <text:p text:style-name="P1">computer gave: <text:s/>s</text:p>
      <text:p text:style-name="P1">computer wins the game</text:p>
      <text:p text:style-name="P1">you won the game against computer 1</text:p>
      <text:p text:style-name="P1"><text:soft-page-break/>computer wow the game against you 1</text:p>
      <text:p text:style-name="P1">you choice: r/p/s: s</text:p>
      <text:p text:style-name="P1">computer gave: <text:s/>p</text:p>
      <text:p text:style-name="P1">you win the game</text:p>
      <text:p text:style-name="P1">you won the game against computer 2</text:p>
      <text:p text:style-name="P1">computer wow the game against you 1</text:p>
      <text:p text:style-name="P1">you choice: r/p/s: r</text:p>
      <text:p text:style-name="P1">computer gave: <text:s/>r</text:p>
      <text:p text:style-name="P1">try again</text:p>
      <text:p text:style-name="P1">you won the game against computer 2</text:p>
      <text:p text:style-name="P1">computer wow the game against you 1</text:p>
      <text:p text:style-name="P1">you choice: r/p/s: p</text:p>
      <text:p text:style-name="P1">computer gave: <text:s/>s</text:p>
      <text:p text:style-name="P1">computer wins the game</text:p>
      <text:p text:style-name="P1">you won the game against computer 2</text:p>
      <text:p text:style-name="P1">computer wow the game against you 2</text:p>
      <text:p text:style-name="P1">you choice: r/p/s: s</text:p>
      <text:p text:style-name="P1">computer gave: <text:s/>s</text:p>
      <text:p text:style-name="P1">try again</text:p>
      <text:p text:style-name="P1">you won the game against computer 2</text:p>
      <text:p text:style-name="P1">computer wow the game against you 2</text:p>
      <text:p text:style-name="P1">you choice: r/p/s: r</text:p>
      <text:p text:style-name="P1">computer gave: <text:s/>r</text:p>
      <text:p text:style-name="P1">try again</text:p>
      <text:p text:style-name="P1">you won the game against computer 2</text:p>
      <text:p text:style-name="P1">computer wow the game against you 2</text:p>
      <text:p text:style-name="P1">you choice: r/p/s: p</text:p>
      <text:p text:style-name="P1">computer gave: <text:s/>p</text:p>
      <text:p text:style-name="P1">try again</text:p>
      <text:p text:style-name="P1">you won the game against computer 2</text:p>
      <text:p text:style-name="P1">computer wow the game against you 2</text:p>
      <text:p text:style-name="P1">you choice: r/p/s: s</text:p>
      <text:p text:style-name="P1">computer gave: <text:s/>r</text:p>
      <text:p text:style-name="P1">computer wins the game</text:p>
      <text:p text:style-name="P1">you won the game against computer 2</text:p>
      <text:p text:style-name="P1">computer wow the game against you 3</text:p>
      <text:p text:style-name="P1"/>
      <text:p text:style-name="P1"/>
      <text:p text:style-name="P1">program 2</text:p>
      <text:p text:style-name="P1"/>
      <text:p text:style-name="P1">#table</text:p>
      <text:p text:style-name="P1">for i in range(2,3):</text:p>
      <text:p text:style-name="P1"><text:tab/>for j in range(1,21):</text:p>
      <text:p text:style-name="P1"><text:tab/><text:tab/>print(i,"*",j,"=",i*j)</text:p>
      <text:p text:style-name="P1"/>
      <text:p text:style-name="P1"/>
      <text:p text:style-name="P2">output</text:p>
      <text:p text:style-name="P2"/>
      <text:p text:style-name="P2"/>
      <text:p text:style-name="P2">2 * 1 = 2</text:p>
      <text:p text:style-name="P2">2 * 2 = 4</text:p>
      <text:p text:style-name="P2">2 * 3 = 6</text:p>
      <text:p text:style-name="P2">2 * 4 = 8</text:p>
      <text:p text:style-name="P2">2 * 5 = 10</text:p>
      <text:p text:style-name="P2">2 * 6 = 12</text:p>
      <text:p text:style-name="P2">2 * 7 = 14</text:p>
      <text:p text:style-name="P2">2 * 8 = 16</text:p>
      <text:p text:style-name="P2"><text:soft-page-break/>2 * 9 = 18</text:p>
      <text:p text:style-name="P2">2 * 10 = 20</text:p>
      <text:p text:style-name="P2">2 * 11 = 22</text:p>
      <text:p text:style-name="P2">2 * 12 = 24</text:p>
      <text:p text:style-name="P2">2 * 13 = 26</text:p>
      <text:p text:style-name="P2">2 * 14 = 28</text:p>
      <text:p text:style-name="P2">2 * 15 = 30</text:p>
      <text:p text:style-name="P2">2 * 16 = 32</text:p>
      <text:p text:style-name="P2">2 * 17 = 34</text:p>
      <text:p text:style-name="P2">2 * 18 = 36</text:p>
      <text:p text:style-name="P2">2 * 19 = 38</text:p>
      <text:p text:style-name="P2">2 * 20 = 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9:25:21.771214358</meta:creation-date>
    <dc:date>2018-10-05T10:33:13.483208208</dc:date>
    <meta:editing-duration>PT27M3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3" meta:paragraph-count="110" meta:word-count="429" meta:character-count="2180" meta:non-whitespace-character-count="1802"/>
  </office:meta>
</office:document-meta>
</file>